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2pt" fo:language="da" fo:country="DK" fo:font-weight="bold" officeooo:rsid="001b7d3d" officeooo:paragraph-rsid="001037f1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oma" fo:font-size="12pt" fo:language="da" fo:country="DK" officeooo:rsid="001b7d3d" officeooo:paragraph-rsid="001037f1" style:font-size-asian="10.5pt" style:font-size-complex="12pt"/>
    </style:style>
    <style:style style:name="P3" style:family="paragraph" style:parent-style-name="Standard">
      <style:text-properties style:font-name="Loma" fo:font-size="12pt" fo:language="da" fo:country="DK" fo:font-weight="normal" officeooo:rsid="001037f1" officeooo:paragraph-rsid="001037f1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oma" fo:font-size="14pt" fo:language="da" fo:country="DK" officeooo:rsid="001b7d3d" officeooo:paragraph-rsid="001037f1" style:font-size-asian="12.25pt" style:font-size-complex="14pt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oma" fo:language="da" fo:country="DK" officeooo:rsid="001037f1" officeooo:paragraph-rsid="001037f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9c2d7" style:font-size-asian="18pt" style:font-size-complex="18pt"/>
    </style:style>
    <style:style style:name="T3" style:family="text">
      <style:text-properties fo:font-size="18pt" officeooo:rsid="001b7d3d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b223" style:font-weight-asian="normal" style:font-weight-complex="normal"/>
    </style:style>
    <style:style style:name="T7" style:family="text">
      <style:text-properties fo:font-weight="normal" officeooo:rsid="000713f9" style:font-weight-asian="normal" style:font-weight-complex="normal"/>
    </style:style>
    <style:style style:name="T8" style:family="text">
      <style:text-properties fo:font-weight="normal" officeooo:rsid="001037f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S</text:span><text:span text:style-name="T1">tresstest - Billedbehandling</text:span></text:p>
      <text:p text:style-name="P2"><text:span text:style-name="T4">Formål:</text:span></text:p>
      <text:p text:style-name="P2"><text:span text:style-name="T5"><text:tab/></text:span><text:span text:style-name="T6">Formålet med denne test er, at </text:span><text:span text:style-name="T8">stress-teste billedbehandlingssoftwaren. Dette <text:tab/>gøres ved at placere flere objekter i billedet, der søges i. <text:s/></text:span></text:p>
      <text:p text:style-name="P4"/>
      <text:p text:style-name="P1">Udstyr:</text:p>
      <text:p text:style-name="P1"><text:span text:style-name="T5"><text:tab/>- </text:span><text:span text:style-name="T8">Billedbehandlingssoftware</text:span></text:p>
      <text:p text:style-name="P1"><text:span text:style-name="T5"><text:tab/>- Bold</text:span></text:p>
      <text:p text:style-name="P1"><text:span text:style-name="T5"/></text:p>
      <text:p text:style-name="P1">Fremgangsmåde:</text:p>
      <text:p text:style-name="P3">Billedbehandlingssoftwaren startes og der indsætt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54:57.787704660</meta:creation-date>
    <dc:date>2018-12-06T11:39:03.749654372</dc:date>
    <meta:editing-duration>PT23M18S</meta:editing-duration>
    <meta:editing-cycles>1</meta:editing-cycles>
    <meta:document-statistic meta:table-count="0" meta:image-count="0" meta:object-count="0" meta:page-count="1" meta:paragraph-count="8" meta:word-count="35" meta:character-count="286" meta:non-whitespace-character-count="252"/>
    <meta:generator>LibreOffice/5.1.6.2$Linux_X86_64 LibreOffice_project/10m0$Build-2</meta:generator>
  </office:meta>
</office:document-meta>
</file>